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03D0000015D7E7FF10018046E1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.627cm" svg:height="3.951cm" draw:transform="rotate (2.35619449019234) translate (8.963cm 13.758cm)">
          <draw:image xlink:href="Pictures/100002010000003D0000015D7E7FF10018046E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06T17:46:52.911064750</meta:creation-date>
    <dc:date>2019-11-06T17:47:07.001601713</dc:date>
    <meta:editing-duration>PT16S</meta:editing-duration>
    <meta:editing-cycles>1</meta:editing-cycles>
    <meta:document-statistic meta:object-count="24"/>
    <meta:generator>LibreOfficeDev/6.4.0.0.alpha1$Linux_X86_64 LibreOffice_project/d61d47ab28e716c51d2ad6cae2d6316dbbe1d4ed</meta:generator>
  </office:meta>
</office:document-meta>
</file>